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3333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cm" svg:height="1cm" svg:x="5.2cm" svg:y="1.5cm">
          <text:p text:style-name="P1">Titel der Diskussion</text:p>
        </draw:rect>
        <draw:rect draw:style-name="gr1" draw:text-style-name="P1" draw:layer="layout" svg:width="19cm" svg:height="11.5cm" svg:x="5.2cm" svg:y="6cm">
          <text:p text:style-name="P1">Diskussion</text:p>
        </draw:rect>
        <draw:rect draw:style-name="gr1" draw:text-style-name="P1" draw:layer="layout" svg:width="18cm" svg:height="1cm" svg:x="5.2cm" svg:y="4.5cm">
          <text:p text:style-name="P1">Tools/Eigenschaften (User, Direktnachricht)</text:p>
        </draw:rect>
        <draw:rect draw:style-name="gr1" draw:text-style-name="P1" draw:layer="layout" svg:width="19cm" svg:height="1cm" svg:x="1.5cm" svg:y="18.5cm">
          <text:p text:style-name="P1">Eingabeformular</text:p>
        </draw:rect>
        <draw:circle draw:style-name="gr1" draw:text-style-name="P1" draw:layer="layout" svg:width="2cm" svg:height="2cm" svg:x="21cm" svg:y="18cm">
          <text:p text:style-name="P1">Submit</text:p>
        </draw:circle>
        <draw:rect draw:style-name="gr1" draw:text-style-name="P1" draw:layer="layout" svg:width="12cm" svg:height="1cm" svg:x="5.2cm" svg:y="3cm">
          <text:p text:style-name="P1">Kurzbeschreibung</text:p>
        </draw:rect>
        <draw:rect draw:style-name="gr1" draw:text-style-name="P1" draw:layer="layout" svg:width="3.5cm" svg:height="3.5cm" svg:x="1cm" svg:y="1.5cm">
          <text:p text:style-name="P1">Profilbild </text:p>
          <text:p text:style-name="P1">&amp; Name</text:p>
        </draw:rect>
        <draw:rect draw:style-name="gr1" draw:text-style-name="P1" draw:layer="layout" svg:width="3cm" svg:height="17cm" svg:x="25cm" svg:y="2cm">
          <text:p text:style-name="P1">Hier</text:p>
          <text:p text:style-name="P1">Öffnet</text:p>
          <text:p text:style-name="P1">Sich das</text:p>
          <text:p text:style-name="P1">Tool/</text:p>
          <text:p text:style-name="P1">Eigen-</text:p>
          <text:p text:style-name="P1">Schaften</text:p>
          <text:p text:style-name="P1">Fenster</text:p>
        </draw:rect>
        <draw:rect draw:style-name="gr1" draw:text-style-name="P1" draw:layer="layout" svg:width="3.5cm" svg:height="2.5cm" svg:x="1cm" svg:y="9cm">
          <text:p text:style-name="P1">Link zu</text:p>
          <text:p text:style-name="P1">Discuss</text:p>
          <text:p text:style-name="P1">Übersicht</text:p>
        </draw:rect>
        <draw:rect draw:style-name="gr1" draw:text-style-name="P1" draw:layer="layout" svg:width="3.5cm" svg:height="2.5cm" svg:x="1cm" svg:y="6cm">
          <text:p text:style-name="P1">Settings</text:p>
        </draw:rect>
        <draw:rect draw:style-name="gr2" draw:text-style-name="P1" draw:layer="layout" svg:width="3.5cm" svg:height="5.5cm" svg:x="1cm" svg:y="12cm">
          <text:p text:style-name="P1">Noch mehr</text:p>
          <text:p text:style-name="P1">Allgemeine</text:p>
          <text:p text:style-name="P1">Feature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2M30S</meta:editing-duration>
    <meta:editing-cycles>4</meta:editing-cycles>
    <meta:generator>OpenOffice/4.1.10$Win32 OpenOffice.org_project/4110m2$Build-9807</meta:generator>
    <dc:date>2021-11-22T17:11:28.68</dc:date>
    <dc:creator>Jakob Krieger</dc:creator>
    <meta:document-statistic meta:object-count="11"/>
  </office:meta>
</office:document-meta>
</file>